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2. Digital</text:p>
            <text:p/>
            <text:p/>
            <text:p/>
            <text:p/>
            <text:p>Version: 0.0.4, Date: 2016-10-24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Blink Without Delay</text:p>
                <text:list>
                  <text:list-item>
                    <text:p>Time To Blink Function</text:p>
                  </text:list-item>
                </text:list>
              </text:list-item>
              <text:list-item>
                <text:p>Button</text:p>
              </text:list-item>
              <text:list-item>
                <text:p>State Change Detect</text:p>
              </text:list-item>
              <text:list-item>
                <text:p>Debounce</text:p>
                <text:list>
                  <text:list-item>
                    <text:p>Debounce Class</text:p>
                  </text:list-item>
                </text:list>
              </text:list-item>
              <text:list-item>
                <text:p>Digital Input Pullup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link Without Delay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Check if the blink interval has expired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if ((currentMillis - previousBlinkMillis) &gt;= BLINK_INTERVAL_MILLIS) {</text:span></text:p>
            <text:p text:style-name="P2"><text:span text:style-name="T1"><text:s text:c="4"/></text:span><text:span text:style-name="T1">led.toggle();</text:span></text:p>
            <text:p text:style-name="P2"><text:span text:style-name="T1"><text:s text:c="2"/></text:span><text:span text:style-name="T1">}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ink Without Delay Not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Function(s) can be used to abstract the code and make it more readable.</text:p>
              </text:list-item>
              <text:list-item>
                <text:p>The <text:span text:style-name="T2">loop()</text:span> should become easier to understand and extend. </text:p>
              </text:list-item>
              <text:list-item>
                <text:p>Easier to understand how to copy this pattern to create addition period action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 To Blink Fun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const uint32_t BLINK_INTERVAL_MILLIS = 1000L;</text:span></text:p>
            <text:p text:style-name="P2"><text:span text:style-name="T1">uint32_t previousBlinkMillis = 0;</text:span></text:p>
            <text:p text:style-name="P2"><text:span text:style-name="T1"/></text:p>
            <text:p text:style-name="P2"><text:span text:style-name="T1">bool timeToBlink(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timeToBlink()) led.toggle(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me To Blink Function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p text:style-name="P2"><text:span text:style-name="T1">bool timeToBlink()</text:span></text:p>
            <text:p text:style-name="P2"><text:span text:style-name="T1">{</text:span></text:p>
            <text:p text:style-name="P2"><text:span text:style-name="T1"><text:s text:c="2"/></text:span><text:span text:style-name="T1">// Get current milli-seconds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/></text:p>
            <text:p text:style-name="P2"><text:span text:style-name="T1"><text:s text:c="2"/></text:span><text:span text:style-name="T1">// Return false if the blink interval has not expired</text:span></text:p>
            <text:p text:style-name="P2"><text:span text:style-name="T1"><text:s text:c="2"/></text:span><text:span text:style-name="T1">if ((currentMillis - previousBlinkMillis) &lt; BLINK_INTERVAL_MILLIS)</text:span></text:p>
            <text:p text:style-name="P2"><text:span text:style-name="T1"><text:s text:c="4"/></text:span><text:span text:style-name="T1">return (false);</text:span></text:p>
            <text:p text:style-name="P2"><text:span text:style-name="T1"><text:s text:c="2"/></text:span></text:p>
            <text:p text:style-name="P2"><text:span text:style-name="T1"><text:s text:c="2"/></text:span><text:span text:style-name="T1">// Return true if expired, set the new latest time stamp</text:span></text:p>
            <text:p text:style-name="P2"><text:span text:style-name="T1"><text:s text:c="2"/></text:span><text:span text:style-name="T1">previousBlinkMillis = currentMillis;</text:span></text:p>
            <text:p text:style-name="P2"><text:span text:style-name="T1"><text:s text:c="2"/></text:span><text:span text:style-name="T1">return (true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tton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led = button; <text:s text:c="22"/>// Read button and write led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te Change Detect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);</text:span></text:p>
            <text:p text:style-name="P2"><text:span text:style-name="T1">uint16_t buttonPushCounter = 0;</text:span></text:p>
            <text:p text:style-name="P2"><text:span text:style-name="T1">bool previousButtonReading = 0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buttonReading = button;</text:span></text:p>
            <text:p text:style-name="P2"><text:span text:style-name="T1"><text:s text:c="2"/></text:span><text:span text:style-name="T1">if (buttonReading != previousButtonReading) {</text:span></text:p>
            <text:p text:style-name="P2"><text:span text:style-name="T1"><text:s text:c="4"/></text:span><text:span text:style-name="T1">if (buttonReading) {</text:span></text:p>
            <text:p text:style-name="P2"><text:span text:style-name="T1"><text:s text:c="6"/></text:span><text:span text:style-name="T1">ios &lt;&lt; ++buttonPushCounter &lt;&lt; PSTR(": on ")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else {</text:span></text:p>
            <text:p text:style-name="P2"><text:span text:style-name="T1"><text:s text:c="6"/></text:span><text:span text:style-name="T1">ios &lt;&lt; PSTR("off") &lt;&lt; endl;</text:span></text:p>
            <text:p text:style-name="P2"><text:span text:style-name="T1"><text:s text:c="4"/></text:span><text:span text:style-name="T1">}</text:span></text:p>
            <text:p text:style-name="P2"><text:span text:style-name="T1"><text:s text:c="4"/></text:span><text:span text:style-name="T1">delay(50);</text:span></text:p>
            <text:p text:style-name="P2"><text:span text:style-name="T1"><text:s text:c="2"/></text:span><text:span text:style-name="T1">}</text:span></text:p>
            <text:p text:style-name="P2"><text:span text:style-name="T1"><text:s text:c="2"/></text:span><text:span text:style-name="T1">previousButtonReading = buttonReading;</text:span></text:p>
            <text:p text:style-name="P2"><text:span text:style-name="T1"><text:s text:c="2"/></text:span><text:span text:style-name="T1">led = (buttonPushCounter % 4 == 0)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bounce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InputPin button(Board::D2);</text:span></text:p>
            <text:p text:style-name="P2"><text:span text:style-name="T1">OutputPin led(Board::LED, 1);</text:span></text:p>
            <text:p text:style-name="P2"><text:span text:style-name="T1"/></text:p>
            <text:p text:style-name="P2"><text:span text:style-name="T1">// Debounced button state</text:span></text:p>
            <text:p text:style-name="P2"><text:span text:style-name="T1">bool buttonState = false;</text:span></text:p>
            <text:p text:style-name="P2"><text:span text:style-name="T1">bool previousButtonReading = false;</text:span></text:p>
            <text:p text:style-name="P2"><text:span text:style-name="T1"/></text:p>
            <text:p text:style-name="P2"><text:span text:style-name="T1">// Latest debounce time in milli-seconds</text:span></text:p>
            <text:p text:style-name="P2"><text:span text:style-name="T1">uint32_t previousDebounceMillis = 0;</text:span></text:p>
            <text:p text:style-name="P2"><text:span text:style-name="T1"/></text:p>
            <text:p text:style-name="P2"><text:span text:style-name="T1">// Debounce delay in in milli-seconds</text:span></text:p>
            <text:p text:style-name="P2"><text:span text:style-name="T1">const uint32_t DEBOUNCE_DELAY_MILLIS = 50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</text:p>
          </draw:text-box>
        </draw:frame>
        <draw:frame presentation:style-name="pr4" draw:text-style-name="P3" draw:layer="layout" svg:width="26.6cm" svg:height="16.51cm" svg:x="1.4cm" svg:y="4.064cm" presentation:class="outline" presentation:user-transformed="true">
          <draw:text-box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// Get current clock and button pin</text:span></text:p>
            <text:p text:style-name="P2"><text:span text:style-name="T1"><text:s text:c="2"/></text:span><text:span text:style-name="T1">uint32_t currentMillis = RTT::millis();</text:span></text:p>
            <text:p text:style-name="P2"><text:span text:style-name="T1"><text:s text:c="2"/></text:span><text:span text:style-name="T1">bool reading = button;</text:span></text:p>
            <text:p text:style-name="P2"><text:span text:style-name="T1"/></text:p>
            <text:p text:style-name="P2"><text:span text:style-name="T1"><text:s text:c="2"/></text:span><text:span text:style-name="T1">// Restart the debounce timer if button pin changed</text:span></text:p>
            <text:p text:style-name="P2"><text:span text:style-name="T1"><text:s text:c="2"/></text:span><text:span text:style-name="T1">if (reading != previousButtonReading) {</text:span></text:p>
            <text:p text:style-name="P2"><text:span text:style-name="T1"><text:s text:c="4"/></text:span><text:span text:style-name="T1">previousDebounceMillis = currentMillis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Check if the debounce delay has expired</text:span></text:p>
            <text:p text:style-name="P2"><text:span text:style-name="T1"><text:s text:c="2"/></text:span><text:span text:style-name="T1">else if ((currentMillis - previousDebounceMillis) &gt; </text:span><text:span text:style-name="T1">DEBOUNCE_DELAY_MILLIS) {</text:span></text:p>
            <text:p text:style-name="P2"><text:span text:style-name="T1"/></text:p>
            <text:p text:style-name="P2"><text:span text:style-name="T1"><text:s text:c="4"/></text:span><text:span text:style-name="T1">// Check the button state did actually change</text:span></text:p>
            <text:p text:style-name="P2"><text:span text:style-name="T1"><text:s text:c="4"/></text:span><text:span text:style-name="T1">if (reading != buttonState) {</text:span></text:p>
            <text:p text:style-name="P2"><text:span text:style-name="T1"><text:s text:c="6"/></text:span><text:span text:style-name="T1">buttonState = reading;</text:span></text:p>
            <text:p text:style-name="P2"><text:span text:style-name="T1"/></text:p>
            <text:p text:style-name="P2"><text:span text:style-name="T1"><text:s text:c="6"/></text:span><text:span text:style-name="T1">// Toggle LED on rising transition of button</text:span></text:p>
            <text:p text:style-name="P2"><text:span text:style-name="T1"><text:s text:c="6"/></text:span><text:span text:style-name="T1">if (buttonState) {</text:span></text:p>
            <text:p text:style-name="P2"><text:span text:style-name="T1"><text:s text:c="8"/></text:span><text:span text:style-name="T1">led.toggle()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/ Save the button pin reading</text:span></text:p>
            <text:p text:style-name="P2"><text:span text:style-name="T1"><text:s text:c="2"/></text:span><text:span text:style-name="T1">previousButtonReading = reading;</text:span></text:p>
            <text:p text:style-name="P2"><text:span text:style-name="T1">}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bounce Not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as much the same structure as Blink Without Delay.</text:p>
              </text:list-item>
              <text:list-item>
                <text:p>Much wait a debounce delay period to determine if the button state has actually changed.</text:p>
              </text:list-item>
              <text:list-item>
                <text:p>Refactor to a Debounce Class to make the pattern easier to reuse;</text:p>
                <text:list>
                  <text:list-item>
                    <text:p>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Debounce.h"</text:span></text:p>
            <text:p text:style-name="P2"><text:span text:style-name="T1">#include "Cosa/OutputPin.hh"</text:span></text:p>
            <text:p text:style-name="P2"><text:span text:style-name="T1">#include "Cosa/RTT.hh"</text:span></text:p>
            <text:p text:style-name="P2"><text:span text:style-name="T1"/></text:p>
            <text:p text:style-name="P2"><text:span text:style-name="T1">Debounce button(Board::D2);</text:span></text:p>
            <text:p text:style-name="P2"><text:span text:style-name="T1">OutputPin led(Board::LED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if (button.released()) led.toggle(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fndef DEBOUNCE_H</text:span></text:p>
            <text:p text:style-name="P2"><text:span text:style-name="T1">#define DEBOUNCE_H</text:span></text:p>
            <text:p text:style-name="P2"><text:span text:style-name="T1"/></text:p>
            <text:p text:style-name="P2"><text:span text:style-name="T1">#include "Cosa/RTT.hh"</text:span></text:p>
            <text:p text:style-name="P2"><text:span text:style-name="T1">#include "Cosa/InputPin.hh"</text:span></text:p>
            <text:p text:style-name="P2"><text:span text:style-name="T1"/></text:p>
            <text:p text:style-name="P2"><text:span text:style-name="T1">class Debounce {</text:span></text:p>
            <text:p text:style-name="P2"><text:span text:style-name="T1">public:</text:span></text:p>
            <text:p text:style-name="P2"><text:span text:style-name="T1"><text:s text:c="2"/></text:span><text:span text:style-name="T1">Debounce(Board::DigitalPin pin);</text:span></text:p>
            <text:p text:style-name="P2"><text:span text:style-name="T1"><text:s text:c="2"/></text:span><text:span text:style-name="T1">operator bool();</text:span></text:p>
            <text:p text:style-name="P2"><text:span text:style-name="T1"><text:s text:c="2"/></text:span><text:span text:style-name="T1">bool changed();</text:span></text:p>
            <text:p text:style-name="P2"><text:span text:style-name="T1"><text:s text:c="2"/></text:span><text:span text:style-name="T1">bool pushed();</text:span></text:p>
            <text:p text:style-name="P2"><text:span text:style-name="T1"><text:s text:c="2"/></text:span><text:span text:style-name="T1">bool released();</text:span></text:p>
            <text:p text:style-name="P2"><text:span text:style-name="T1">protected:</text:span></text:p>
            <text:p text:style-name="P2"><text:span text:style-name="T1"><text:s text:c="2"/></text:span><text:span text:style-name="T1">const uint32_t DEBOUNCE_DELAY_MILLIS = 50L;</text:span></text:p>
            <text:p text:style-name="P2"><text:span text:style-name="T1"><text:s text:c="2"/></text:span><text:span text:style-name="T1">InputPin m_pin;</text:span></text:p>
            <text:p text:style-name="P2"><text:span text:style-name="T1"><text:s text:c="2"/></text:span><text:span text:style-name="T1">bool m_state;</text:span></text:p>
            <text:p text:style-name="P2"><text:span text:style-name="T1"><text:s text:c="2"/></text:span><text:span text:style-name="T1">bool m_previousReading;</text:span></text:p>
            <text:p text:style-name="P2"><text:span text:style-name="T1"><text:s text:c="2"/></text:span><text:span text:style-name="T1">uint32_t m_previousDebounceMillis;</text:span></text:p>
            <text:p text:style-name="P2"><text:span text:style-name="T1">};</text:span></text:p>
            <text:p text:style-name="P2"><text:span text:style-name="T1"/></text:p>
            <text:p text:style-name="P2"><text:span text:style-name="T1">#endif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onstruct debounced input pin with given board pin.</text:span></text:p>
            <text:p text:style-name="P2"><text:span text:style-name="T1"><text:s text:c="3"/></text:span><text:span text:style-name="T1">* @param[in] pin digital pin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Debounce(Board::DigitalPin pin) :</text:span></text:p>
            <text:p text:style-name="P2"><text:span text:style-name="T1"><text:s text:c="4"/></text:span><text:span text:style-name="T1">m_pin(pin),</text:span></text:p>
            <text:p text:style-name="P2"><text:span text:style-name="T1"><text:s text:c="4"/></text:span><text:span text:style-name="T1">m_state(false),</text:span></text:p>
            <text:p text:style-name="P2"><text:span text:style-name="T1"><text:s text:c="4"/></text:span><text:span text:style-name="T1">m_previousReading(false),</text:span></text:p>
            <text:p text:style-name="P2"><text:span text:style-name="T1"><text:s text:c="4"/></text:span><text:span text:style-name="T1">m_previousDebounceMillis(0)</text:span></text:p>
            <text:p text:style-name="P2"><text:span text:style-name="T1"><text:s text:c="2"/></text:span><text:span text:style-name="T1">{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Return the current debounced input pin state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operator bool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6.51cm" svg:x="1.4cm" svg:y="4.06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debounce pin state has changed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state was chang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chang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// Get current clock and read input pin</text:span></text:p>
            <text:p text:style-name="P2"><text:span text:style-name="T1"><text:s text:c="4"/></text:span><text:span text:style-name="T1">uint32_t currentMillis = RTT::millis();</text:span></text:p>
            <text:p text:style-name="P2"><text:span text:style-name="T1"><text:s text:c="4"/></text:span><text:span text:style-name="T1">bool reading = m_pin;</text:span></text:p>
            <text:p text:style-name="P2"><text:span text:style-name="T1"><text:s text:c="4"/></text:span><text:span text:style-name="T1">bool res = false;</text:span></text:p>
            <text:p text:style-name="P2"><text:span text:style-name="T1"/></text:p>
            <text:p text:style-name="P2"><text:span text:style-name="T1"><text:s text:c="4"/></text:span><text:span text:style-name="T1">// Restart the debounce timer if input pin changed</text:span></text:p>
            <text:p text:style-name="P2"><text:span text:style-name="T1"><text:s text:c="4"/></text:span><text:span text:style-name="T1">if (reading != m_previousReading) {</text:span></text:p>
            <text:p text:style-name="P2"><text:span text:style-name="T1"><text:s text:c="6"/></text:span><text:span text:style-name="T1">m_previousDebounceMillis = currentMillis;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Check if the debounce delay has expired</text:span></text:p>
            <text:p text:style-name="P2"><text:span text:style-name="T1"><text:s text:c="4"/></text:span><text:span text:style-name="T1">else if ((currentMillis - m_previousDebounceMillis) &gt; </text:span><text:span text:style-name="T1">DEBOUNCE_DELAY_MILLIS) {</text:span></text:p>
            <text:p text:style-name="P2"><text:span text:style-name="T1"><text:s text:c="6"/></text:span><text:span text:style-name="T1">if (reading != m_state) {</text:span></text:p>
            <text:p text:style-name="P2"><text:span text:style-name="T1"><text:s text:c="8"/></text:span><text:span text:style-name="T1">m_state = reading;</text:span></text:p>
            <text:p text:style-name="P2"><text:span text:style-name="T1"><text:s text:c="8"/></text:span><text:span text:style-name="T1">res = true;</text:span></text:p>
            <text:p text:style-name="P2"><text:span text:style-name="T1"><text:s text:c="6"/></text:span><text:span text:style-name="T1">}</text:span></text:p>
            <text:p text:style-name="P2"><text:span text:style-name="T1"><text:s text:c="4"/></text:span><text:span text:style-name="T1">}</text:span></text:p>
            <text:p text:style-name="P2"><text:span text:style-name="T1"/></text:p>
            <text:p text:style-name="P2"><text:span text:style-name="T1"><text:s text:c="4"/></text:span><text:span text:style-name="T1">// Save the input pin reading</text:span></text:p>
            <text:p text:style-name="P2"><text:span text:style-name="T1"><text:s text:c="4"/></text:span><text:span text:style-name="T1">m_previousReading = reading;</text:span></text:p>
            <text:p text:style-name="P2"><text:span text:style-name="T1"><text:s text:c="4"/></text:span><text:span text:style-name="T1">return (res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. Debounce Clas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pushed (fall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push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push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!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><text:s text:c="2"/></text:span><text:span text:style-name="T1">/**</text:span></text:p>
            <text:p text:style-name="P2"><text:span text:style-name="T1"><text:s text:c="3"/></text:span><text:span text:style-name="T1">* Check if the input pin was released (rising). Should be frequently</text:span></text:p>
            <text:p text:style-name="P2"><text:span text:style-name="T1"><text:s text:c="3"/></text:span><text:span text:style-name="T1">* called to allow debounce logic to work. Returns true(1) if the</text:span></text:p>
            <text:p text:style-name="P2"><text:span text:style-name="T1"><text:s text:c="3"/></text:span><text:span text:style-name="T1">* button was released otherwise false(0).</text:span></text:p>
            <text:p text:style-name="P2"><text:span text:style-name="T1"><text:s text:c="3"/></text:span><text:span text:style-name="T1">* @return bool.</text:span></text:p>
            <text:p text:style-name="P2"><text:span text:style-name="T1"><text:s text:c="3"/></text:span><text:span text:style-name="T1">*/</text:span></text:p>
            <text:p text:style-name="P2"><text:span text:style-name="T1"><text:s text:c="2"/></text:span><text:span text:style-name="T1">bool released()</text:span></text:p>
            <text:p text:style-name="P2"><text:span text:style-name="T1"><text:s text:c="2"/></text:span><text:span text:style-name="T1">{</text:span></text:p>
            <text:p text:style-name="P2"><text:span text:style-name="T1"><text:s text:c="4"/></text:span><text:span text:style-name="T1">return (changed() &amp;&amp; m_state);</text:span></text:p>
            <text:p text:style-name="P2"><text:span text:style-name="T1"><text:s text:c="2"/></text:span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igital Input Pullup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p text:style-name="P2"><text:span text:style-name="T1">#include "Cosa/InputPin.hh"</text:span></text:p>
            <text:p text:style-name="P2"><text:span text:style-name="T1">#include "Cosa/OutputPin.hh"</text:span></text:p>
            <text:p text:style-name="P2"><text:span text:style-name="T1">#include "Cosa/UART.hh"</text:span></text:p>
            <text:p text:style-name="P2"><text:span text:style-name="T1">#include "Cosa/IOStream.hh"</text:span></text:p>
            <text:p text:style-name="P2"><text:span text:style-name="T1"/></text:p>
            <text:p text:style-name="P2"><text:span text:style-name="T1">OutputPin led(Board::LED, 0);</text:span></text:p>
            <text:p text:style-name="P2"><text:span text:style-name="T1">InputPin button(Board::D2, InputPin::PULLUP_MODE);</text:span></text:p>
            <text:p text:style-name="P2"><text:span text:style-name="T1">IOStream ios(&amp;uart);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uart.begin(9600);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</text:span></text:p>
            <text:p text:style-name="P2"><text:span text:style-name="T1">{</text:span></text:p>
            <text:p text:style-name="P2"><text:span text:style-name="T1"><text:s text:c="2"/></text:span><text:span text:style-name="T1">bool reading = button;</text:span></text:p>
            <text:p text:style-name="P2"><text:span text:style-name="T1"><text:s text:c="2"/></text:span><text:span text:style-name="T1">ios &lt;&lt; reading &lt;&lt; endl;</text:span></text:p>
            <text:p text:style-name="P2"><text:span text:style-name="T1"><text:s text:c="2"/></text:span><text:span text:style-name="T1">led = !reading;</text:span></text:p>
            <text:p text:style-name="P2"><text:span text:style-name="T1"><text:s text:c="2"/></text:span><text:span text:style-name="T1">delay(100);</text:span></text:p>
            <text:p text:style-name="P2"><text:span text:style-name="T1">}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gital Input Pullup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<text:span text:style-name="T2">InputPin</text:span> contructor has an optional mode parameter:</text:p>
                <text:list>
                  <text:list-item>
                    <text:p><text:span text:style-name="T2">InputPin::NORMAL_MODE</text:span> (default)</text:p>
                  </text:list-item>
                  <text:list-item>
                    <text:p><text:span text:style-name="T2">InputPin::PULLUP_MODE</text:span></text:p>
                  </text:list-item>
                </text:list>
              </text:list-item>
              <text:list-item>
                <text:p>The <text:span text:style-name="T2">OutputPin</text:span> constructor has also an optional initial value parameter. The default value is 0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cense: LGPL-2.1</text:p>
          </draw:text-box>
        </draw:frame>
        <draw:frame presentation:style-name="pr4" draw:layer="layout" svg:width="25.199cm" svg:height="12.178cm" svg:x="1.4cm" svg:y="4.914cm" presentation:class="outline">
          <draw:text-box>
            <text:p text:style-name="P5">Copyright (C) 2016, Mikael Patel</text:p>
            <text:p/>
            <text:p>This library is free software; you can redistribute it and/or modify it under the terms of the GNU Lesser General Public License as published by the Free Software Foundation; either version 2.1 of the License, or (at your option) any later version.</text:p>
            <text:p/>
            <text:p>This library is distributed in the hope that it will be useful, but WITHOUT ANY WARRANTY; without even the implied warranty of MERCHANTABILITY or FITNESS FOR A PARTICULAR PURPOSE. <text:s/>See the GNU Lesser General Public License for more details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4T15:18:45.346985383</dc:date>
    <meta:editing-duration>PT2H29M36S</meta:editing-duration>
    <meta:editing-cycles>30</meta:editing-cycles>
    <meta:generator>LibreOffice/5.1.4.2$Linux_x86 LibreOffice_project/10m0$Build-2</meta:generator>
    <meta:document-statistic meta:object-count="97"/>
  </office:meta>
</office:document-meta>
</file>